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2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7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 fo:margin-bottom="6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0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/>
    </style:style>
    <style:style style:name="P13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left="144.00pt" fo:text-indent="-18.00pt" fo:margin-bottom="6.00pt"/>
    </style:style>
    <style:style style:name="P16" style:family="paragraph">
      <style:paragraph-properties fo:line-height="115.00%" fo:text-align="left" fo:margin-bottom="6.00p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15.00%" fo:text-align="left" fo:margin-bottom="6.00p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 fo:margin-left="36.00pt" fo:text-indent="-18.00pt"/>
    </style:style>
    <style:style style:name="P25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26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15.00%" fo:text-align="left"/>
    </style:style>
    <style:style style:name="P28" style:family="paragraph">
      <style:paragraph-properties fo:line-height="115.00%" fo:text-align="left" fo:margin-left="36.00pt" fo:text-indent="-18.00pt"/>
    </style:style>
    <style:style style:name="P29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30" style:family="paragraph">
      <style:paragraph-properties fo:line-height="115.00%" fo:text-align="left" fo:margin-left="144.00pt" fo:text-indent="-18.00pt" fo:margin-bottom="6.00pt"/>
    </style:style>
    <style:style style:name="P31" style:family="paragraph">
      <style:paragraph-properties fo:line-height="115.00%" fo:text-align="left" fo:margin-left="144.00pt" fo:text-indent="-18.00pt" fo:margin-bottom="6.00pt"/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15.00%" fo:text-align="left" fo:margin-bottom="6.00pt"/>
    </style:style>
    <style:style style:name="P34" style:family="paragraph">
      <style:paragraph-properties fo:line-height="115.00%" fo:text-align="left"/>
    </style:style>
    <style:style style:name="P35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36" style:family="paragraph">
      <style:paragraph-properties fo:line-height="115.00%" fo:text-align="left"/>
    </style:style>
    <style:style style:name="P37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text:list-style style:name="L3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8" style:family="paragraph">
      <style:paragraph-properties fo:line-height="115.00%" fo:text-align="left"/>
    </style:style>
    <style:style style:name="P39" style:family="paragraph">
      <style:paragraph-properties fo:line-height="115.00%" fo:text-align="left" fo:margin-left="36.00pt" fo:text-indent="-18.00pt"/>
    </style:style>
    <style:style style:name="P40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41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15.00%" fo:text-align="left"/>
    </style:style>
    <style:style style:name="P43" style:family="paragraph">
      <style:paragraph-properties fo:line-height="115.00%" fo:text-align="left" fo:margin-left="36.00pt" fo:text-indent="-18.00pt"/>
    </style:style>
    <style:style style:name="P44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45" style:family="paragraph">
      <style:paragraph-properties fo:line-height="115.00%" fo:text-align="left" fo:margin-bottom="6.00pt"/>
    </style:style>
    <style:style style:name="P46" style:family="paragraph">
      <style:paragraph-properties fo:line-height="115.00%" fo:text-align="left" fo:margin-bottom="6.00pt"/>
    </style:style>
    <style:style style:name="P47" style:family="paragraph">
      <style:paragraph-properties fo:line-height="115.00%" fo:text-align="left"/>
    </style:style>
    <style:style style:name="P48" style:family="paragraph">
      <style:paragraph-properties fo:line-height="115.00%" fo:text-align="left" fo:margin-bottom="6.00pt"/>
    </style:style>
    <style:style style:name="P49" style:family="paragraph">
      <style:paragraph-properties fo:line-height="115.00%" fo:text-align="left" fo:margin-bottom="6.00pt"/>
    </style:style>
    <style:style style:name="P50" style:family="paragraph">
      <style:paragraph-properties fo:line-height="115.00%" fo:text-align="left" fo:margin-bottom="6.00pt"/>
    </style:style>
    <style:style style:name="P51" style:family="paragraph">
      <style:paragraph-properties fo:line-height="115.00%" fo:text-align="left" fo:margin-bottom="6.00pt"/>
    </style:style>
    <style:style style:name="P52" style:family="paragraph">
      <style:paragraph-properties fo:line-height="115.00%" fo:text-align="left" fo:margin-bottom="6.00pt"/>
    </style:style>
    <style:style style:name="P53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54" style:family="paragraph">
      <style:paragraph-properties fo:line-height="115.00%" fo:text-align="left"/>
    </style:style>
    <style:style style:name="P55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text:list-style style:name="L5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6" style:family="paragraph">
      <style:paragraph-properties fo:line-height="115.00%" fo:text-align="left"/>
    </style:style>
    <style:style style:name="P57" style:family="paragraph">
      <style:paragraph-properties fo:line-height="115.00%" fo:text-align="left" fo:margin-left="36.00pt" fo:text-indent="-18.00pt"/>
    </style:style>
    <style:style style:name="P58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59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text:list-style style:name="L6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0" style:family="paragraph">
      <style:paragraph-properties fo:line-height="115.00%" fo:text-align="left"/>
    </style:style>
    <style:style style:name="P61" style:family="paragraph">
      <style:paragraph-properties fo:line-height="115.00%" fo:text-align="left" fo:margin-left="36.00pt" fo:text-indent="-18.00pt"/>
    </style:style>
    <style:style style:name="P62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63" style:family="paragraph">
      <style:paragraph-properties fo:line-height="115.00%" fo:text-align="left" fo:margin-left="144.00pt" fo:text-indent="-18.00pt" fo:margin-bottom="6.00pt"/>
    </style:style>
    <style:style style:name="P64" style:family="paragraph">
      <style:paragraph-properties fo:line-height="115.00%" fo:text-align="left" fo:margin-left="144.00pt" fo:text-indent="-18.00pt" fo:margin-bottom="6.00pt"/>
    </style:style>
    <style:style style:name="P65" style:family="paragraph">
      <style:paragraph-properties fo:line-height="115.00%" fo:text-align="left" fo:margin-left="126.00pt" fo:text-indent="0.00pt" fo:margin-bottom="6.00pt"/>
    </style:style>
    <style:style style:name="P66" style:family="paragraph">
      <style:paragraph-properties fo:line-height="115.00%" fo:text-align="left" fo:margin-left="126.00pt" fo:text-indent="0.00pt" fo:margin-bottom="6.00pt"/>
    </style:style>
    <style:style style:name="P67" style:family="paragraph">
      <style:paragraph-properties fo:line-height="115.00%" fo:text-align="left" fo:margin-bottom="6.00pt"/>
    </style:style>
    <style:style style:name="P68" style:family="paragraph">
      <style:paragraph-properties fo:line-height="115.00%" fo:text-align="left" fo:margin-bottom="6.00pt"/>
    </style:style>
    <style:style style:name="P69" style:family="paragraph">
      <style:paragraph-properties fo:line-height="115.00%" fo:text-align="left" fo:margin-bottom="6.00pt"/>
    </style:style>
    <style:style style:name="P70" style:family="paragraph">
      <style:paragraph-properties fo:line-height="115.00%" fo:text-align="left" fo:margin-bottom="6.00pt"/>
    </style:style>
    <style:style style:name="P71" style:family="paragraph">
      <style:paragraph-properties fo:line-height="115.00%" fo:text-align="left" fo:margin-bottom="6.00pt"/>
    </style:style>
    <style:style style:name="P72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73" style:family="paragraph">
      <style:paragraph-properties fo:line-height="115.00%" fo:text-align="left"/>
    </style:style>
    <style:style style:name="P74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75" style:family="paragraph">
      <style:paragraph-properties fo:line-height="115.00%" fo:text-align="left" fo:margin-left="18.00pt" fo:text-indent="0.00pt"/>
    </style:style>
    <style:style style:name="P76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77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78" style:family="paragraph">
      <style:paragraph-properties fo:line-height="115.00%" fo:text-align="left" fo:margin-left="18.00pt" fo:text-indent="0.00pt"/>
    </style:style>
    <style:style style:name="P79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80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81" style:family="paragraph">
      <style:paragraph-properties fo:line-height="115.00%" fo:text-align="left"/>
    </style:style>
    <style:style style:name="P82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83" style:family="paragraph">
      <style:paragraph-properties fo:line-height="115.00%" fo:text-align="left"/>
    </style:style>
    <style:style style:name="P84" style:family="paragraph">
      <style:paragraph-properties fo:line-height="115.00%" fo:text-align="left" fo:margin-left="36.00pt" fo:text-indent="-18.00pt"/>
    </style:style>
    <style:style style:name="P85" style:family="paragraph">
      <style:paragraph-properties fo:line-height="115.00%" fo:text-align="left"/>
    </style:style>
    <style:style style:name="P86" style:family="paragraph">
      <style:paragraph-properties fo:line-height="115.00%" fo:text-align="left"/>
    </style:style>
    <style:style style:name="P87" style:family="paragraph">
      <style:paragraph-properties fo:line-height="115.00%" fo:text-align="left" fo:margin-bottom="6.00pt"/>
    </style:style>
    <style:style style:name="P88" style:family="paragraph">
      <style:paragraph-properties fo:line-height="115.00%" fo:text-align="left" fo:margin-bottom="6.00pt"/>
    </style:style>
    <style:style style:name="P89" style:family="paragraph">
      <style:paragraph-properties fo:line-height="115.00%" fo:text-align="left" fo:margin-bottom="6.00pt"/>
    </style:style>
    <style:style style:name="P90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91" style:family="paragraph">
      <style:paragraph-properties fo:line-height="115.00%" fo:text-align="left"/>
    </style:style>
    <style:style style:name="P92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93" style:family="paragraph">
      <style:paragraph-properties fo:line-height="115.00%" fo:text-align="left" fo:margin-left="18.00pt" fo:text-indent="0.00pt"/>
    </style:style>
    <style:style style:name="P94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95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96" style:family="paragraph">
      <style:paragraph-properties fo:line-height="115.00%" fo:text-align="left" fo:margin-left="18.00pt" fo:text-indent="0.00pt"/>
    </style:style>
    <style:style style:name="P97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98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99" style:family="paragraph">
      <style:paragraph-properties fo:line-height="115.00%" fo:text-align="left"/>
    </style:style>
    <style:style style:name="P100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01" style:family="paragraph">
      <style:paragraph-properties fo:line-height="115.00%" fo:text-align="left"/>
    </style:style>
    <style:style style:name="P102" style:family="paragraph">
      <style:paragraph-properties fo:line-height="115.00%" fo:text-align="left" fo:margin-left="36.00pt" fo:text-indent="-18.00pt"/>
    </style:style>
    <style:style style:name="P103" style:family="paragraph">
      <style:paragraph-properties fo:line-height="115.00%" fo:text-align="left"/>
    </style:style>
    <style:style style:name="P104" style:family="paragraph">
      <style:paragraph-properties fo:line-height="115.00%" fo:text-align="left"/>
    </style:style>
    <style:style style:name="P105" style:family="paragraph">
      <style:paragraph-properties fo:line-height="115.00%" fo:text-align="left" fo:margin-bottom="6.00pt"/>
    </style:style>
    <style:style style:name="P106" style:family="paragraph">
      <style:paragraph-properties fo:line-height="115.00%" fo:text-align="left" fo:margin-bottom="6.00pt"/>
    </style:style>
    <style:style style:name="P107" style:family="paragraph">
      <style:paragraph-properties fo:line-height="115.00%" fo:text-align="left" fo:margin-bottom="6.00pt"/>
    </style:style>
    <style:style style:name="P108" style:family="paragraph">
      <style:paragraph-properties fo:line-height="115.00%" fo:text-align="left" fo:margin-bottom="6.00pt"/>
    </style:style>
    <style:style style:name="P109" style:family="paragraph">
      <style:paragraph-properties fo:line-height="115.00%" fo:text-align="left" fo:margin-bottom="6.00pt"/>
    </style:style>
    <style:style style:name="P110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11" style:family="paragraph">
      <style:paragraph-properties fo:line-height="115.00%" fo:text-align="left"/>
    </style:style>
    <style:style style:name="P112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13" style:family="paragraph">
      <style:paragraph-properties fo:line-height="115.00%" fo:text-align="left" fo:margin-left="18.00pt" fo:text-indent="0.00pt"/>
    </style:style>
    <style:style style:name="P114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15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116" style:family="paragraph">
      <style:paragraph-properties fo:line-height="115.00%" fo:text-align="left" fo:margin-left="18.00pt" fo:text-indent="0.00pt"/>
    </style:style>
    <style:style style:name="P117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118" style:family="paragraph">
      <style:paragraph-properties fo:line-height="115.00%" fo:text-align="left"/>
    </style:style>
    <text:list-style style:name="L119">
      <text:list-level-style-bullet text:level="1" text:bullet-char="•">
        <style:list-level-properties text:space-before="126.00pt" text:min-label-width="18.00pt"/>
        <style:text-properties fo:font-family="Symbol"/>
      </text:list-level-style-bullet>
    </text:list-style>
    <style:style style:name="P119" style:family="paragraph">
      <style:paragraph-properties fo:line-height="115.00%" fo:text-align="left" fo:margin-bottom="6.00pt"/>
    </style:style>
    <style:style style:name="P120" style:family="paragraph">
      <style:paragraph-properties fo:line-height="115.00%" fo:text-align="left" fo:margin-bottom="6.00pt"/>
    </style:style>
    <style:style style:name="P121" style:family="paragraph">
      <style:paragraph-properties fo:line-height="115.00%" fo:text-align="left" fo:margin-bottom="6.00pt"/>
    </style:style>
    <style:style style:name="P122" style:family="paragraph">
      <style:paragraph-properties fo:line-height="115.00%" fo:text-align="left" fo:margin-bottom="6.00pt"/>
    </style:style>
    <style:style style:name="P123" style:family="paragraph">
      <style:paragraph-properties fo:line-height="115.00%" fo:text-align="left" fo:margin-bottom="6.00pt"/>
    </style:style>
    <style:style style:name="P124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25" style:family="paragraph">
      <style:paragraph-properties fo:line-height="115.00%" fo:text-align="left"/>
    </style:style>
    <style:style style:name="P126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27" style:family="paragraph">
      <style:paragraph-properties fo:line-height="115.00%" fo:text-align="left" fo:margin-left="18.00pt" fo:text-indent="0.00pt"/>
    </style:style>
    <style:style style:name="P128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29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130" style:family="paragraph">
      <style:paragraph-properties fo:line-height="115.00%" fo:text-align="left" fo:margin-left="18.00pt" fo:text-indent="0.00pt"/>
    </style:style>
    <style:style style:name="P131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132" style:family="paragraph">
      <style:paragraph-properties fo:line-height="115.00%" fo:text-align="left"/>
    </style:style>
    <style:style style:name="P133" style:family="paragraph">
      <style:paragraph-properties fo:line-height="115.00%" fo:text-align="left" fo:margin-left="144.00pt" fo:text-indent="0.00pt" fo:margin-bottom="6.00pt"/>
    </style:style>
    <style:style style:name="P134" style:family="paragraph">
      <style:paragraph-properties fo:line-height="115.00%" fo:text-align="left" fo:margin-bottom="6.00pt"/>
    </style:style>
    <style:style style:name="P135" style:family="paragraph">
      <style:paragraph-properties fo:line-height="115.00%" fo:text-align="left" fo:margin-bottom="6.00pt"/>
    </style:style>
    <style:style style:name="P136" style:family="paragraph">
      <style:paragraph-properties fo:line-height="115.00%" fo:text-align="left" fo:margin-bottom="6.00pt"/>
    </style:style>
    <style:style style:name="P137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38" style:family="paragraph">
      <style:paragraph-properties fo:line-height="115.00%" fo:text-align="left"/>
    </style:style>
    <style:style style:name="P139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40" style:family="paragraph">
      <style:paragraph-properties fo:line-height="115.00%" fo:text-align="left" fo:margin-left="18.00pt" fo:text-indent="0.00pt"/>
    </style:style>
    <style:style style:name="P141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890.60pt"/>
        </style:tab-stops>
      </style:paragraph-properties>
    </style:style>
    <style:style style:name="P142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143" style:family="paragraph">
      <style:paragraph-properties fo:line-height="115.00%" fo:text-align="left" fo:margin-left="18.00pt" fo:text-indent="0.00pt"/>
    </style:style>
    <style:style style:name="P144" style:family="paragraph">
      <style:paragraph-properties fo:line-height="100.00%" fo:text-align="left" fo:margin-left="5.90pt" fo:text-indent="-0.50pt">
        <style:tab-stops>
          <style:tab-stop style:position="210.20pt"/>
          <style:tab-stop style:position="32775.40pt"/>
        </style:tab-stops>
      </style:paragraph-properties>
    </style:style>
    <style:style style:name="P145" style:family="paragraph">
      <style:paragraph-properties fo:line-height="115.00%" fo:text-align="left"/>
    </style:style>
    <style:style style:name="TableColumn0100" style:family="table-column">
      <style:table-column-properties style:column-width="3.001389in"/>
    </style:style>
    <style:style style:name="TableColumn0101" style:family="table-column">
      <style:table-column-properties style:column-width="3.000694in"/>
    </style:style>
    <style:style style:name="Table01" style:family="table">
      <style:table-properties style:width="6.002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10201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3.001389in"/>
    </style:style>
    <style:style style:name="TableColumn0201" style:family="table-column">
      <style:table-column-properties style:column-width="3.000694in"/>
    </style:style>
    <style:style style:name="Table02" style:family="table">
      <style:table-properties style:width="6.0020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20201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300" style:family="table-column">
      <style:table-column-properties style:column-width="3.001389in"/>
    </style:style>
    <style:style style:name="TableColumn0301" style:family="table-column">
      <style:table-column-properties style:column-width="3.000694in"/>
    </style:style>
    <style:style style:name="Table03" style:family="table">
      <style:table-properties style:width="6.00208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30201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400" style:family="table-column">
      <style:table-column-properties style:column-width="3.001389in"/>
    </style:style>
    <style:style style:name="TableColumn0401" style:family="table-column">
      <style:table-column-properties style:column-width="3.000694in"/>
    </style:style>
    <style:style style:name="Table04" style:family="table">
      <style:table-properties style:width="6.002083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40201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500" style:family="table-column">
      <style:table-column-properties style:column-width="3.001389in"/>
    </style:style>
    <style:style style:name="TableColumn0501" style:family="table-column">
      <style:table-column-properties style:column-width="3.000694in"/>
    </style:style>
    <style:style style:name="Table05" style:family="table">
      <style:table-properties style:width="6.002083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50201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600" style:family="table-column">
      <style:table-column-properties style:column-width="3.001389in"/>
    </style:style>
    <style:style style:name="TableColumn0601" style:family="table-column">
      <style:table-column-properties style:column-width="3.000694in"/>
    </style:style>
    <style:style style:name="Table06" style:family="table">
      <style:table-properties style:width="6.00208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6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6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60201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603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700" style:family="table-column">
      <style:table-column-properties style:column-width="3.001389in"/>
    </style:style>
    <style:style style:name="TableColumn0701" style:family="table-column">
      <style:table-column-properties style:column-width="3.000694in"/>
    </style:style>
    <style:style style:name="Table07" style:family="table">
      <style:table-properties style:width="6.002083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7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7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70201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800" style:family="table-column">
      <style:table-column-properties style:column-width="3.001389in"/>
    </style:style>
    <style:style style:name="TableColumn0801" style:family="table-column">
      <style:table-column-properties style:column-width="3.000694in"/>
    </style:style>
    <style:style style:name="Table08" style:family="table">
      <style:table-properties style:width="6.002083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8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8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80201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900" style:family="table-column">
      <style:table-column-properties style:column-width="3.001389in"/>
    </style:style>
    <style:style style:name="TableColumn0901" style:family="table-column">
      <style:table-column-properties style:column-width="3.000694in"/>
    </style:style>
    <style:style style:name="Table09" style:family="table">
      <style:table-properties style:width="6.002083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9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9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ell090201" style:family="table-cell">
      <style:table-cell-properties fo:border-top="0.00069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2">Caso de uso: Adicionar obra musical</text:span></text:p>
      <text:p text:style-name="P2"><text:span text:style-name="T3">Atores: Usuário</text:span></text:p>
      <text:p text:style-name="P2"><text:span text:style-name="T3">Finalidade: Incluir uma obra musical na base de dados.</text:span></text:p>
      <text:p text:style-name="P2"><text:span text:style-name="T3">Tipo: primário e essencial</text:span></text:p>
      <text:p text:style-name="P2"><text:span text:style-name="T3">Descrição: O Usuário acessa o sistema e requisita a inclusão de uma nova obra musical no acervo do sistema. </text:span></text:p>
      <text:p text:style-name="P2"><text:span text:style-name="T3">Referências Cruzadas: RF_1</text:span></text:p>
      <text:p text:style-name="P3"><text:span text:style-name="T4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5">Ação do ator</text:span><text:span text:style-name="T6"/></text:p>
          </table:table-cell>
          <table:table-cell table:style-name="TableCell010001">
            <text:p text:style-name="P5"><text:span text:style-name="T7">Resposta do sistema</text:span><text:span text:style-name="T8"/></text:p>
          </table:table-cell>
        </table:table-row>
        <table:table-row table:style-name="TableRow0101">
          <table:table-cell table:style-name="TableCell010100">
            <text:list text:style-name="L7">
              <text:list-item>
                <text:p text:style-name="P7"><text:span text:style-name="T9">O usuário requisita a inclusão de uma nova obra musical no sistema.</text:span><text:span text:style-name="T10"/></text:p>
              </text:list-item>
            </text:list>
          </table:table-cell>
          <table:table-cell table:style-name="TableCell010101">
            <text:p text:style-name="P8"><text:span text:style-name="T10"/></text:p>
          </table:table-cell>
        </table:table-row>
        <table:table-row table:style-name="TableRow0102">
          <table:table-cell table:style-name="TableCell010200">
            <text:list text:style-name="L11">
              <text:list-item>
                <text:p text:style-name="P11"><text:span text:style-name="T11">O usuário escolhe a obraque deseja incluir, entrando com os seguintes dados:autor(es), título da música, intérprete(s), gravadora, letra damúsica, ano de gravação ecategoria musical</text:span><text:span text:style-name="T12"/></text:p>
              </text:list-item>
            </text:list>
          </table:table-cell>
          <table:table-cell table:style-name="TableCell010201">
            <text:p text:style-name="P12"><text:span text:style-name="T13">3. O sistema confirma o registro da obra.</text:span><text:span text:style-name="T14"/></text:p>
          </table:table-cell>
        </table:table-row>
      </table:table>
      <text:p text:style-name="P14"><text:span text:style-name="T14"/></text:p>
      <text:p text:style-name="P15"><text:span text:style-name="T15">2. O usuário não insere todos os dados necessários, o sistema exibe uma mensagem de erro.</text:span></text:p>
      <text:p text:style-name="P16"><text:span text:style-name="T16"/></text:p>
      <text:p text:style-name="P17"><text:span text:style-name="T16"/></text:p>
      <text:p text:style-name="P18"><text:span text:style-name="T17">Caso de uso: Registrar dados adicionais de aquisição</text:span></text:p>
      <text:p text:style-name="P18"><text:span text:style-name="T18">Atores: Usuário</text:span></text:p>
      <text:p text:style-name="P18"><text:span text:style-name="T18">Finalidade: Registrar dados adicionais sobre a aquisição da obra</text:span></text:p>
      <text:p text:style-name="P18"><text:span text:style-name="T18">Tipo: secundário<text:s text:c="2"/>e essencial</text:span></text:p>
      <text:p text:style-name="P18"><text:span text:style-name="T18">Descrição: O Usuário quer acessar o sistema e registrar dados adicionais sobre a aquisição de uma obra.</text:span></text:p>
      <text:p text:style-name="P18"><text:span text:style-name="T19"><text:s/></text:span><text:span text:style-name="T20">Referências Cruzadas: RF_2</text:span></text:p>
      <text:p text:style-name="P19"><text:span text:style-name="T21"/></text:p>
      <text:p text:style-name="P19"><text:span text:style-name="T21"/></text:p>
      <text:p text:style-name="P19"><text:span text:style-name="T21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1"><text:span text:style-name="T22">Ação do ator</text:span><text:span text:style-name="T23"/></text:p>
          </table:table-cell>
          <table:table-cell table:style-name="TableCell020001">
            <text:p text:style-name="P21"><text:span text:style-name="T24">Resposta do sistema</text:span><text:span text:style-name="T25"/></text:p>
          </table:table-cell>
        </table:table-row>
        <table:table-row table:style-name="TableRow0201">
          <table:table-cell table:style-name="TableCell020100">
            <text:list text:style-name="L23">
              <text:list-item>
                <text:p text:style-name="P23"><text:span text:style-name="T26">O usuário requisita o registro de dados adicionais sobre a aquisição.</text:span><text:span text:style-name="T27"/></text:p>
              </text:list-item>
            </text:list>
          </table:table-cell>
          <table:table-cell table:style-name="TableCell020101">
            <text:p text:style-name="P24"><text:span text:style-name="T28">2. O sistema retorna a lista de todas as músicas não-digitalizada.</text:span><text:span text:style-name="T29"/></text:p>
          </table:table-cell>
        </table:table-row>
        <table:table-row table:style-name="TableRow0202">
          <table:table-cell table:style-name="TableCell020200">
            <text:list text:style-name="L27">
              <text:list-item>
                <text:p text:style-name="P27"><text:span text:style-name="T30">O usuário escolhe a música e entra com presente ou compra.<text:s/></text:span><text:span text:style-name="T31"/></text:p>
              </text:list-item>
            </text:list>
          </table:table-cell>
          <table:table-cell table:style-name="TableCell020201">
            <text:p text:style-name="P28"><text:span text:style-name="T32">3.<text:s text:c="2"/>O sistema confirma o registro dos dados.</text:span><text:span text:style-name="T33"/></text:p>
          </table:table-cell>
        </table:table-row>
      </table:table>
      <text:p text:style-name="P30"><text:span text:style-name="T33"/></text:p>
      <text:p text:style-name="P31"><text:span text:style-name="T34">2. Caso compra, o usuário insere o valor da obra e data de aquisição.</text:span></text:p>
      <text:p text:style-name="P31"><text:span text:style-name="T34"><text:s/>2. Caso presente</text:span><text:span text:style-name="T35">, o usuário insere o<text:s/></text:span><text:span text:style-name="T36"><text:s/>nome de quem deu a obra. </text:span></text:p>
      <text:p text:style-name="P31"><text:span text:style-name="T36">2. Caso o usuário não selecione nenhuma música, a operação é cancelada.</text:span></text:p>
      <text:p text:style-name="P31"><text:span text:style-name="T37"/></text:p>
      <text:p text:style-name="P32"><text:span text:style-name="T37"/></text:p>
      <text:p text:style-name="P33"><text:span text:style-name="T38">Caso de uso: Registrar dados adicionais de empréstimo</text:span></text:p>
      <text:p text:style-name="P33"><text:span text:style-name="T39">Atores: Usuário</text:span></text:p>
      <text:p text:style-name="P33"><text:span text:style-name="T39">Finalidade: Registrar dados adicionais sobre o empréstimo de uma obra</text:span></text:p>
      <text:p text:style-name="P33"><text:span text:style-name="T39">Tipo: secundário<text:s text:c="2"/>e essencial</text:span></text:p>
      <text:p text:style-name="P33"><text:span text:style-name="T39">Descrição: O Usuário quer acessar o sistema e registrar dados adicionais sobre o empréstimo de uma obra</text:span></text:p>
      <text:p text:style-name="P33"><text:span text:style-name="T40"><text:s/></text:span><text:span text:style-name="T41">Referências Cruzadas: RF_2</text:span></text:p>
      <text:p text:style-name="P34"><text:span text:style-name="T42"/></text:p>
      <text:p text:style-name="P34"><text:span text:style-name="T42"/></text:p>
      <text:p text:style-name="P34"><text:span text:style-name="T42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6"><text:span text:style-name="T43">Ação do ator</text:span><text:span text:style-name="T44"/></text:p>
          </table:table-cell>
          <table:table-cell table:style-name="TableCell030001">
            <text:p text:style-name="P36"><text:span text:style-name="T45">Resposta do sistema</text:span><text:span text:style-name="T46"/></text:p>
          </table:table-cell>
        </table:table-row>
        <table:table-row table:style-name="TableRow0301">
          <table:table-cell table:style-name="TableCell030100">
            <text:list text:style-name="L38">
              <text:list-item>
                <text:p text:style-name="P38"><text:span text:style-name="T47">O usuário requisita o registrode dados adicionais sobre um empréstimo</text:span><text:span text:style-name="T48"/></text:p>
              </text:list-item>
            </text:list>
          </table:table-cell>
          <table:table-cell table:style-name="TableCell030101">
            <text:p text:style-name="P39"><text:span text:style-name="T49">2. O sistema retorna a lista de todas as músicas não-digitalizada.</text:span><text:span text:style-name="T50"/></text:p>
          </table:table-cell>
        </table:table-row>
        <table:table-row table:style-name="TableRow0302">
          <table:table-cell table:style-name="TableCell030200">
            <text:list text:style-name="L42">
              <text:list-item>
                <text:p text:style-name="P42"><text:span text:style-name="T51">O usuário escolhe a música e informa se a obra está emprestada.</text:span><text:span text:style-name="T52"/></text:p>
              </text:list-item>
            </text:list>
          </table:table-cell>
          <table:table-cell table:style-name="TableCell030201">
            <text:p text:style-name="P43"><text:span text:style-name="T53">3.<text:s text:c="2"/>O sistema confirma o registro dos dados.</text:span><text:span text:style-name="T54"/></text:p>
          </table:table-cell>
        </table:table-row>
      </table:table>
      <text:p text:style-name="P45"><text:span text:style-name="T54"/></text:p>
      <text:p text:style-name="P46"><text:span text:style-name="T55"><text:tab/>2. Caso esteja emprestada, o usuário deve informar<text:s/></text:span><text:span text:style-name="T56">nome da pessoa a <text:tab/>quem está emprestada, data do empréstimo, data de devolução) e localização <text:tab/>física (nome da pessoa que está com a obra e o endereço dela) .</text:span></text:p>
      <text:p text:style-name="P46"><text:span text:style-name="T56"><text:tab/>2. Caso o usuário não selecione nenhuma música, a operação é cancelada.</text:span></text:p>
      <text:p text:style-name="P46"><text:span text:style-name="T57"/></text:p>
      <text:p text:style-name="P47"><text:span text:style-name="T57"/></text:p>
      <text:p text:style-name="P47"><text:span text:style-name="T57"/></text:p>
      <text:p text:style-name="P47"><text:span text:style-name="T57"/></text:p>
      <text:p text:style-name="P48"><text:span text:style-name="T58">Caso de uso: Criar categoria musical</text:span></text:p>
      <text:p text:style-name="P48"><text:span text:style-name="T59">Atores: Usuário</text:span></text:p>
      <text:p text:style-name="P49"><text:span text:style-name="T59">Finalidade: Criar categoria de música.</text:span><text:span text:style-name="T60"><text:s/></text:span></text:p>
      <text:p text:style-name="P50"><text:span text:style-name="T61">Tipo: secundário<text:s text:c="2"/>e essencial</text:span></text:p>
      <text:p text:style-name="P51"><text:span text:style-name="T61">Descrição: O Usuário acessa o sistema e cria uma categoria musical para posteriormente ser usada no armazenamento de uma música.</text:span><text:span text:style-name="T62"><text:s/></text:span></text:p>
      <text:p text:style-name="P52"><text:span text:style-name="T63">Referências Cruzadas: RF_7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54"><text:span text:style-name="T65">Ação do ator</text:span><text:span text:style-name="T66"/></text:p>
          </table:table-cell>
          <table:table-cell table:style-name="TableCell040001">
            <text:p text:style-name="P54"><text:span text:style-name="T67">Resposta do sistema</text:span><text:span text:style-name="T68"/></text:p>
          </table:table-cell>
        </table:table-row>
        <table:table-row table:style-name="TableRow0401">
          <table:table-cell table:style-name="TableCell040100">
            <text:list text:style-name="L56">
              <text:list-item>
                <text:p text:style-name="P56"><text:span text:style-name="T69">O usuário requisita criar uma categoria musical.</text:span><text:span text:style-name="T70"/></text:p>
              </text:list-item>
            </text:list>
          </table:table-cell>
          <table:table-cell table:style-name="TableCell040101">
            <text:p text:style-name="P57"><text:span text:style-name="T70"/></text:p>
          </table:table-cell>
        </table:table-row>
        <table:table-row table:style-name="TableRow0402">
          <table:table-cell table:style-name="TableCell040200">
            <text:list text:style-name="L60">
              <text:list-item>
                <text:p text:style-name="P60"><text:span text:style-name="T71">O usuário digita o nome da categoria</text:span><text:span text:style-name="T72"/></text:p>
              </text:list-item>
            </text:list>
          </table:table-cell>
          <table:table-cell table:style-name="TableCell040201">
            <text:p text:style-name="P61"><text:span text:style-name="T73">2.<text:s text:c="2"/>O sistema confirma a criação da novacategoria.</text:span><text:span text:style-name="T74"/></text:p>
          </table:table-cell>
        </table:table-row>
      </table:table>
      <text:p text:style-name="P63"><text:span text:style-name="T74"/></text:p>
      <text:p text:style-name="P64"><text:span text:style-name="T75">2. O usuário não insere todos os dados necessários, o sistema exibe uma mensagem de erro. </text:span></text:p>
      <text:p text:style-name="P65"><text:span text:style-name="T76"/></text:p>
      <text:p text:style-name="P66"><text:span text:style-name="T76"/></text:p>
      <text:p text:style-name="P66"><text:span text:style-name="T76"/></text:p>
      <text:p text:style-name="P67"><text:span text:style-name="T77">Caso de uso: Reproduzir música digitalizada </text:span></text:p>
      <text:p text:style-name="P67"><text:span text:style-name="T78">Atores: Usuário</text:span></text:p>
      <text:p text:style-name="P68"><text:span text:style-name="T78">Finalidade: Reproduzir música e visualizar seus dados.</text:span><text:span text:style-name="T79"><text:s/></text:span></text:p>
      <text:p text:style-name="P69"><text:span text:style-name="T80">Tipo: primário e essencial</text:span></text:p>
      <text:p text:style-name="P70"><text:span text:style-name="T80">Descrição: O Usuário requisita reproduzir uma música digitalizada armazenada no sistema, visualizando seus dados.</text:span><text:span text:style-name="T81"><text:s/></text:span></text:p>
      <text:p text:style-name="P71"><text:span text:style-name="T82">Referências Cruzadas: RF_4, RF_5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73"><text:span text:style-name="T84">Ação do ator</text:span><text:span text:style-name="T85"/></text:p>
          </table:table-cell>
          <table:table-cell table:style-name="TableCell050001">
            <text:p text:style-name="P73"><text:span text:style-name="T86">Resposta do sistema</text:span><text:span text:style-name="T87"/></text:p>
          </table:table-cell>
        </table:table-row>
        <table:table-row table:style-name="TableRow0501">
          <table:table-cell table:style-name="TableCell050100">
            <text:p text:style-name="P75"><text:span text:style-name="T88">1. O usuário requisita reproduzir uma música.</text:span><text:span text:style-name="T89"/></text:p>
          </table:table-cell>
          <table:table-cell table:style-name="TableCell050101">
            <text:p text:style-name="P75"><text:span text:style-name="T89"/></text:p>
          </table:table-cell>
        </table:table-row>
        <table:table-row table:style-name="TableRow0502">
          <table:table-cell table:style-name="TableCell050200">
            <text:p text:style-name="P78"><text:span text:style-name="T90">2. O usuário escolhe a música que deseja reproduzir de uma lista com todas as músicas armazenas.</text:span><text:span text:style-name="T91"/></text:p>
          </table:table-cell>
          <table:table-cell table:style-name="TableCell050201">
            <text:p text:style-name="P78"><text:span text:style-name="T92">3. O sistema reproduz a música selecionada</text:span><text:span text:style-name="T93"/></text:p>
          </table:table-cell>
        </table:table-row>
        <table:table-row table:style-name="TableRow0503">
          <table:table-cell table:style-name="TableCell050300">
            <text:p text:style-name="P81"><text:span text:style-name="T94"><text:s text:c="7"/>4. O usuário escolhe visualizar os dados da obra mantidos pelo sistema.</text:span><text:span text:style-name="T95"/></text:p>
          </table:table-cell>
          <table:table-cell table:style-name="TableCell050301">
            <text:p text:style-name="P81"><text:span text:style-name="T96"><text:s text:c="8"/>5. O sistema exibe os dados da música selecionada</text:span><text:span text:style-name="T97"/></text:p>
          </table:table-cell>
        </table:table-row>
      </table:table>
      <text:p text:style-name="P83"><text:span text:style-name="T97"/></text:p>
      <text:p text:style-name="P84"><text:span text:style-name="T98">4. Caso o usuário não escolhe a opção de visualizar os dados, o sistema apenas reproduz a música.</text:span></text:p>
      <text:p text:style-name="P85"><text:span text:style-name="T99"/></text:p>
      <text:p text:style-name="P86"><text:span text:style-name="T99"/></text:p>
      <text:p text:style-name="P86"><text:span text:style-name="T99"/></text:p>
      <text:p text:style-name="P86"><text:span text:style-name="T99"/></text:p>
      <text:p text:style-name="P86"><text:span text:style-name="T99"/></text:p>
      <text:p text:style-name="P86"><text:span text:style-name="T99"/></text:p>
      <text:p text:style-name="P86"><text:span text:style-name="T99"/></text:p>
      <text:p text:style-name="P86"><text:span text:style-name="T99"/></text:p>
      <text:p text:style-name="P86"><text:span text:style-name="T99"/></text:p>
      <text:p text:style-name="P86"><text:span text:style-name="T99"/></text:p>
      <text:p text:style-name="P86"><text:span text:style-name="T99"/></text:p>
      <text:p text:style-name="P87"><text:span text:style-name="T100">Caso de uso: Reproduzir lista de músicas</text:span></text:p>
      <text:p text:style-name="P87"><text:span text:style-name="T101">Atores: Usuário</text:span></text:p>
      <text:p text:style-name="P87"><text:span text:style-name="T101">Finalidade: Reproduzir lista de músicas selecionadas pelo usuário </text:span></text:p>
      <text:p text:style-name="P88"><text:span text:style-name="T101">Tipo: primário e essencial</text:span></text:p>
      <text:p text:style-name="P89"><text:span text:style-name="T101">Descrição: O Usuário requisita reproduzir uma lista de reprodução</text:span></text:p>
      <text:p text:style-name="P89"><text:span text:style-name="T101">Referências Cruzadas: RF_3, RF_4</text:span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91"><text:span text:style-name="T103">Ação do ator</text:span><text:span text:style-name="T104"/></text:p>
          </table:table-cell>
          <table:table-cell table:style-name="TableCell060001">
            <text:p text:style-name="P91"><text:span text:style-name="T105">Resposta do sistema</text:span><text:span text:style-name="T106"/></text:p>
          </table:table-cell>
        </table:table-row>
        <table:table-row table:style-name="TableRow0601">
          <table:table-cell table:style-name="TableCell060100">
            <text:p text:style-name="P93"><text:span text:style-name="T107">1. O usuário requisita reproduzir uma lista de músicas.</text:span><text:span text:style-name="T108"/></text:p>
          </table:table-cell>
          <table:table-cell table:style-name="TableCell060101">
            <text:p text:style-name="P93"><text:span text:style-name="T109">2. O sistema exibe as músicas disponíveis.</text:span><text:span text:style-name="T110"/></text:p>
          </table:table-cell>
        </table:table-row>
        <table:table-row table:style-name="TableRow0602">
          <table:table-cell table:style-name="TableCell060200">
            <text:p text:style-name="P96"><text:span text:style-name="T111">3. O usuário seleciona uma ou mais músicas do acervo criandouma lista de reprodução.</text:span><text:span text:style-name="T112"/></text:p>
          </table:table-cell>
          <table:table-cell table:style-name="TableCell060201">
            <text:p text:style-name="P96"><text:span text:style-name="T112"/></text:p>
          </table:table-cell>
        </table:table-row>
        <table:table-row table:style-name="TableRow0603">
          <table:table-cell table:style-name="TableCell060300">
            <text:p text:style-name="P99"><text:span text:style-name="T113"><text:s text:c="7"/>4. O usuário requisita a reprodução da lista.</text:span><text:span text:style-name="T114"/></text:p>
          </table:table-cell>
          <table:table-cell table:style-name="TableCell060301">
            <text:p text:style-name="P99"><text:span text:style-name="T115"><text:s text:c="8"/>5. O sistema inicia a reprodução das músicas selecionadas e exibe os dados das músicas.</text:span><text:span text:style-name="T116"/></text:p>
          </table:table-cell>
        </table:table-row>
      </table:table>
      <text:p text:style-name="P101"><text:span text:style-name="T116"/></text:p>
      <text:p text:style-name="P102"><text:span text:style-name="T117">4. Caso o usuário não tenha selecionado pelo menos uma música, o sistema exibe uma mensagem de erro indicando que a lista está vazia.</text:span></text:p>
      <text:p text:style-name="P103"><text:span text:style-name="T118"/></text:p>
      <text:p text:style-name="P104"><text:span text:style-name="T118"/></text:p>
      <text:p text:style-name="P104"><text:span text:style-name="T118"/></text:p>
      <text:p text:style-name="P104"><text:span text:style-name="T118"/></text:p>
      <text:p text:style-name="P105"><text:span text:style-name="T119">Caso de uso: Buscar música</text:span></text:p>
      <text:p text:style-name="P105"><text:span text:style-name="T120">Atores: Usuário</text:span></text:p>
      <text:p text:style-name="P106"><text:span text:style-name="T120">Finalidade: buscar música.</text:span><text:span text:style-name="T121"><text:s/></text:span></text:p>
      <text:p text:style-name="P107"><text:span text:style-name="T122">Tipo: primário e essencial</text:span></text:p>
      <text:p text:style-name="P108"><text:span text:style-name="T122">Descrição: O Usuário acessa o sistema e busca uma música armazenada através do título, autor, trecho de letra, ano de gravação da obra, categoria musical, ou combinando os parâmetros deste requisito para filtrar a busca.</text:span><text:span text:style-name="T123"><text:s/></text:span></text:p>
      <text:p text:style-name="P109"><text:span text:style-name="T124">Referências Cruzadas: RF_5</text:span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11"><text:span text:style-name="T126">Ação do ator</text:span><text:span text:style-name="T127"/></text:p>
          </table:table-cell>
          <table:table-cell table:style-name="TableCell070001">
            <text:p text:style-name="P111"><text:span text:style-name="T128">Resposta do sistema</text:span><text:span text:style-name="T129"/></text:p>
          </table:table-cell>
        </table:table-row>
        <table:table-row table:style-name="TableRow0701">
          <table:table-cell table:style-name="TableCell070100">
            <text:p text:style-name="P113"><text:span text:style-name="T130">1. O usuário requisita buscar uma música</text:span><text:span text:style-name="T131"/></text:p>
          </table:table-cell>
          <table:table-cell table:style-name="TableCell070101">
            <text:p text:style-name="P113"><text:span text:style-name="T131"/></text:p>
          </table:table-cell>
        </table:table-row>
        <table:table-row table:style-name="TableRow0702">
          <table:table-cell table:style-name="TableCell070200">
            <text:p text:style-name="P116"><text:span text:style-name="T132">2. O usuário insere os dados da música que deseja buscar: título, autor, trecho de letra, ano de gravação da obra categoria musical.</text:span><text:span text:style-name="T133"/></text:p>
          </table:table-cell>
          <table:table-cell table:style-name="TableCell070201">
            <text:p text:style-name="P116"><text:span text:style-name="T134">3. O sistema exibe os dados da música buscada</text:span><text:span text:style-name="T135"/></text:p>
          </table:table-cell>
        </table:table-row>
      </table:table>
      <text:p text:style-name="P118"><text:span text:style-name="T135"/></text:p>
      <text:list text:style-name="L119">
        <text:list-item>
          <text:p text:style-name="P119"><text:span text:style-name="T136">O usuário não insere nenhum dado necessário, o sistema exibe uma mensagem de erro. </text:span></text:p>
        </text:list-item>
      </text:list>
      <text:p text:style-name="P120"><text:span text:style-name="T137"/></text:p>
      <text:p text:style-name="P121"><text:span text:style-name="T137"/></text:p>
      <text:p text:style-name="P121"><text:span text:style-name="T137"/></text:p>
      <text:p text:style-name="P121"><text:span text:style-name="T138">Caso de uso: Consultar disponibilidade</text:span></text:p>
      <text:p text:style-name="P121"><text:span text:style-name="T139">Atores: Usuário</text:span></text:p>
      <text:p text:style-name="P122"><text:span text:style-name="T139">Finalidade: Consultar os dados da disponibilidade de uma música, isto é, se ela está emprestada ou não.</text:span><text:span text:style-name="T140"><text:s/></text:span></text:p>
      <text:p text:style-name="P123"><text:span text:style-name="T141">Tipo: secundário e essencial</text:span></text:p>
      <text:p text:style-name="P123"><text:span text:style-name="T141">Descrição: O usuário acessa o sistema e consulta a disponibilidade de uma música filtrando por tipo de mídia, período de empréstimo ou pelos dados da obra.</text:span></text:p>
      <text:p text:style-name="P123"><text:span text:style-name="T141">Referências Cruzadas: RF_8</text:span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25"><text:span text:style-name="T143">Ação do ator</text:span><text:span text:style-name="T144"/></text:p>
          </table:table-cell>
          <table:table-cell table:style-name="TableCell080001">
            <text:p text:style-name="P125"><text:span text:style-name="T145">Resposta do sistema</text:span><text:span text:style-name="T146"/></text:p>
          </table:table-cell>
        </table:table-row>
        <table:table-row table:style-name="TableRow0801">
          <table:table-cell table:style-name="TableCell080100">
            <text:p text:style-name="P127"><text:span text:style-name="T147">1. O usuário requisita uma consulta de disponibilidade de uma música</text:span><text:span text:style-name="T148"/></text:p>
          </table:table-cell>
          <table:table-cell table:style-name="TableCell080101">
            <text:p text:style-name="P127"><text:span text:style-name="T148"/></text:p>
          </table:table-cell>
        </table:table-row>
        <table:table-row table:style-name="TableRow0802">
          <table:table-cell table:style-name="TableCell080200">
            <text:p text:style-name="P130"><text:span text:style-name="T149">1. O usuário insere os dados da música que deseja consultar: tipo de mídia, período de empréstimo ou dados da obra(autores, título das músicas, intérpretes, gravadora, letras de música, ano de gravação, categoria musical).</text:span><text:span text:style-name="T150"/></text:p>
          </table:table-cell>
          <table:table-cell table:style-name="TableCell080201">
            <text:p text:style-name="P130"><text:span text:style-name="T151">2. O sistema exibe os dados da música consultada.</text:span><text:span text:style-name="T152"/></text:p>
          </table:table-cell>
        </table:table-row>
      </table:table>
      <text:p text:style-name="P132"><text:span text:style-name="T152"/></text:p>
      <text:p text:style-name="P133"><text:span text:style-name="T153">1. O usuário não insere nenhuma das 3 entradas, o sistema exibe uma mensagem de erro.</text:span></text:p>
      <text:p text:style-name="P133"><text:span text:style-name="T154"/></text:p>
      <text:p text:style-name="P134"><text:span text:style-name="T155">Caso de uso: Copiar os dados mantidos</text:span></text:p>
      <text:p text:style-name="P134"><text:span text:style-name="T156">Atores: Usuário</text:span></text:p>
      <text:p text:style-name="P135"><text:span text:style-name="T156">Finalidade: Copiar os dados mantidos no banco de dados a um arquivo de texto.</text:span><text:span text:style-name="T157"><text:s/></text:span></text:p>
      <text:p text:style-name="P136"><text:span text:style-name="T158">Tipo: secundário e essencial</text:span></text:p>
      <text:p text:style-name="P136"><text:span text:style-name="T158">Descrição: O usuário acessa o sistema e escolhe copiar os dados de todas as músicas para um arquivo texto.</text:span></text:p>
      <text:p text:style-name="P136"><text:span text:style-name="T158">Referências Cruzadas: RF_10</text:span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38"><text:span text:style-name="T160">Ação do ator</text:span><text:span text:style-name="T161"/></text:p>
          </table:table-cell>
          <table:table-cell table:style-name="TableCell090001">
            <text:p text:style-name="P138"><text:span text:style-name="T162">Resposta do sistema</text:span><text:span text:style-name="T163"/></text:p>
          </table:table-cell>
        </table:table-row>
        <table:table-row table:style-name="TableRow0901">
          <table:table-cell table:style-name="TableCell090100">
            <text:p text:style-name="P140"><text:span text:style-name="T164">1. O usuário requisita realizar uma cópia dos dados mantidos no sistema</text:span><text:span text:style-name="T165"/></text:p>
          </table:table-cell>
          <table:table-cell table:style-name="TableCell090101">
            <text:p text:style-name="P140"><text:span text:style-name="T165"/></text:p>
          </table:table-cell>
        </table:table-row>
        <table:table-row table:style-name="TableRow0902">
          <table:table-cell table:style-name="TableCell090200">
            <text:p text:style-name="P143"><text:span text:style-name="T166">1. O usuário confirma a copia dos dados.</text:span><text:span text:style-name="T167"/></text:p>
          </table:table-cell>
          <table:table-cell table:style-name="TableCell090201">
            <text:p text:style-name="P143"><text:span text:style-name="T168">2. O sistema cria um arquivo com todos os dados armazenados.</text:span><text:span text:style-name="T169"/></text:p>
          </table:table-cell>
        </table:table-row>
      </table:table>
      <text:p text:style-name="P145"><text:span text:style-name="T1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